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ApplicationContext.loadAvalonBasedBeanDefinitions( DefaultListableBeanFactory defaultListableBeanFactory , Resource containerConfigurationResource , Resource applicationConfiguration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valonApplicationContext.loadBeanDefinitions( DefaultListableBeanFactory defaultListable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ApplicationContext.AvalonApplicationContext( ApplicationContext parent , Resource containerConfigurationResource , Resource applicationConfiguration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valonApplicationContext.newAvalon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ApplicationContext.newAvalonApplicationContext( String containerConf , String application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ApplicationContext.newAvalonApplicationContext( Resource containerConfigurationResource , Resource applicationConfiguration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